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ALMONACID ZAVALA, RAISSA YADHIRA</text:span></text:p>
      <text:p text:style-name="P3"><text:span text:style-name="T6">CANT. TOTAL DE CAJAS: 4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ENETICA AVICOL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RIOLLOS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4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MALA</text:span></text:p>
      <text:p text:style-name="P6"/>
      <text:p text:style-name="P6">Recojo: <text:span text:style-name="T3">ALMONACID ZAVALA, RAISSA YADHIR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9T00:11:50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